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acd4" officeooo:paragraph-rsid="0004acd4"/>
    </style:style>
    <style:style style:name="P2" style:family="paragraph" style:parent-style-name="Standard">
      <style:paragraph-properties fo:text-align="start" style:justify-single-word="false"/>
      <style:text-properties officeooo:rsid="0004acd4" officeooo:paragraph-rsid="0004acd4"/>
    </style:style>
    <style:style style:name="P3" style:family="paragraph" style:parent-style-name="Standard">
      <style:paragraph-properties fo:text-align="start" style:justify-single-word="false"/>
      <style:text-properties officeooo:rsid="0007f042" officeooo:paragraph-rsid="0007f042"/>
    </style:style>
    <style:style style:name="P4" style:family="paragraph" style:parent-style-name="Standard">
      <style:paragraph-properties fo:text-align="start" style:justify-single-word="false"/>
      <style:text-properties officeooo:rsid="000a9d5b" officeooo:paragraph-rsid="000a9d5b"/>
    </style:style>
    <style:style style:name="P5" style:family="paragraph" style:parent-style-name="Standard">
      <style:paragraph-properties fo:text-align="start" style:justify-single-word="false"/>
      <style:text-properties officeooo:rsid="000da3e4" officeooo:paragraph-rsid="000da3e4"/>
    </style:style>
    <style:style style:name="P6" style:family="paragraph" style:parent-style-name="Standard">
      <style:paragraph-properties fo:text-align="start" style:justify-single-word="false"/>
      <style:text-properties officeooo:rsid="0010af9c" officeooo:paragraph-rsid="0010af9c"/>
    </style:style>
    <style:style style:name="P7" style:family="paragraph" style:parent-style-name="Standard">
      <style:paragraph-properties fo:text-align="start" style:justify-single-word="false"/>
      <style:text-properties fo:font-weight="bold" officeooo:rsid="0004acd4" officeooo:paragraph-rsid="0004acd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04acd4" officeooo:paragraph-rsid="0004acd4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04acd4" officeooo:paragraph-rsid="0004acd4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2e2af" officeooo:paragraph-rsid="0012e2af"/>
    </style:style>
    <style:style style:name="P11" style:family="paragraph" style:parent-style-name="Standard">
      <style:paragraph-properties fo:text-align="start" style:justify-single-word="false"/>
      <style:text-properties officeooo:rsid="002d5ac4" officeooo:paragraph-rsid="002d5ac4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04acd4" officeooo:paragraph-rsid="0004acd4"/>
    </style:style>
    <style:style style:name="P13" style:family="paragraph" style:parent-style-name="Standard">
      <style:paragraph-properties fo:text-align="start" style:justify-single-word="false"/>
      <style:text-properties officeooo:rsid="002eb3db" officeooo:paragraph-rsid="002eb3db"/>
    </style:style>
    <style:style style:name="P14" style:family="paragraph" style:parent-style-name="Standard">
      <style:paragraph-properties fo:text-align="start" style:justify-single-word="false"/>
      <style:text-properties officeooo:rsid="002eb3db" officeooo:paragraph-rsid="0033d179"/>
    </style:style>
    <style:style style:name="P15" style:family="paragraph" style:parent-style-name="Standard">
      <style:paragraph-properties fo:text-align="start" style:justify-single-word="false"/>
      <style:text-properties officeooo:rsid="00309ffc" officeooo:paragraph-rsid="00309ffc"/>
    </style:style>
    <style:style style:name="P16" style:family="paragraph" style:parent-style-name="Standard">
      <style:paragraph-properties fo:text-align="start" style:justify-single-word="false"/>
      <style:text-properties officeooo:rsid="00309ffc" officeooo:paragraph-rsid="0007f042"/>
    </style:style>
    <style:style style:name="P17" style:family="paragraph" style:parent-style-name="Standard">
      <style:paragraph-properties fo:text-align="start" style:justify-single-word="false"/>
      <style:text-properties officeooo:rsid="00309ffc" officeooo:paragraph-rsid="0033d179"/>
    </style:style>
    <style:style style:name="P18" style:family="paragraph" style:parent-style-name="Standard">
      <style:paragraph-properties fo:text-align="start" style:justify-single-word="false"/>
      <style:text-properties officeooo:rsid="00309ffc" officeooo:paragraph-rsid="0035657b"/>
    </style:style>
    <style:style style:name="P19" style:family="paragraph" style:parent-style-name="Standard">
      <style:paragraph-properties fo:text-align="start" style:justify-single-word="false"/>
      <style:text-properties officeooo:rsid="0004b94d" officeooo:paragraph-rsid="0007f042"/>
    </style:style>
    <style:style style:name="P20" style:family="paragraph" style:parent-style-name="Standard">
      <style:paragraph-properties fo:text-align="start" style:justify-single-word="false"/>
      <style:text-properties officeooo:rsid="0004b94d" officeooo:paragraph-rsid="0031dbca"/>
    </style:style>
    <style:style style:name="P21" style:family="paragraph" style:parent-style-name="Standard">
      <style:paragraph-properties fo:text-align="start" style:justify-single-word="false"/>
      <style:text-properties officeooo:rsid="002a982c" officeooo:paragraph-rsid="002a982c"/>
    </style:style>
    <style:style style:name="P22" style:family="paragraph" style:parent-style-name="Standard">
      <style:paragraph-properties fo:text-align="start" style:justify-single-word="false"/>
      <style:text-properties officeooo:rsid="0009c8f5" officeooo:paragraph-rsid="0031dbca"/>
    </style:style>
    <style:style style:name="P23" style:family="paragraph" style:parent-style-name="Standard">
      <style:paragraph-properties fo:text-align="start" style:justify-single-word="false"/>
      <style:text-properties officeooo:rsid="000da3e4" officeooo:paragraph-rsid="0031dbca"/>
    </style:style>
    <style:style style:name="P24" style:family="paragraph" style:parent-style-name="Standard">
      <style:paragraph-properties fo:text-align="start" style:justify-single-word="false"/>
      <style:text-properties officeooo:rsid="0007f042" officeooo:paragraph-rsid="0033d179"/>
    </style:style>
    <style:style style:name="P25" style:family="paragraph" style:parent-style-name="Standard">
      <style:paragraph-properties fo:text-align="start" style:justify-single-word="false"/>
      <style:text-properties officeooo:rsid="0012e2af" officeooo:paragraph-rsid="0033d179"/>
    </style:style>
    <style:style style:name="P26" style:family="paragraph" style:parent-style-name="Standard">
      <style:paragraph-properties fo:text-align="start" style:justify-single-word="false"/>
      <style:text-properties officeooo:rsid="002d5ac4" officeooo:paragraph-rsid="0033d179"/>
    </style:style>
    <style:style style:name="T1" style:family="text">
      <style:text-properties officeooo:rsid="000b5e41"/>
    </style:style>
    <style:style style:name="T2" style:family="text">
      <style:text-properties officeooo:rsid="000cde33"/>
    </style:style>
    <style:style style:name="T3" style:family="text">
      <style:text-properties officeooo:rsid="000da3e4"/>
    </style:style>
    <style:style style:name="T4" style:family="text">
      <style:text-properties officeooo:rsid="000f478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2e2af"/>
    </style:style>
    <style:style style:name="T7" style:family="text">
      <style:text-properties officeooo:rsid="001e23e7"/>
    </style:style>
    <style:style style:name="T8" style:family="text">
      <style:text-properties officeooo:rsid="001e7258"/>
    </style:style>
    <style:style style:name="T9" style:family="text">
      <style:text-properties officeooo:rsid="00290d8c"/>
    </style:style>
    <style:style style:name="T10" style:family="text">
      <style:text-properties officeooo:rsid="002d5ac4"/>
    </style:style>
    <style:style style:name="T11" style:family="text">
      <style:text-properties officeooo:rsid="002eb3db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eb3db" style:font-weight-asian="normal" style:font-weight-complex="normal"/>
    </style:style>
    <style:style style:name="T14" style:family="text">
      <style:text-properties fo:font-weight="normal" officeooo:rsid="001e7258" style:font-weight-asian="normal" style:font-weight-complex="normal"/>
    </style:style>
    <style:style style:name="T15" style:family="text">
      <style:text-properties fo:font-weight="normal" officeooo:rsid="001e23e7" style:font-weight-asian="normal" style:font-weight-complex="normal"/>
    </style:style>
    <style:style style:name="T16" style:family="text">
      <style:text-properties officeooo:rsid="003059ea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S-439 Project-<text:span text:style-name="T10">3</text:span> <text:span text:style-name="T10">TM Conway’s Game of Life</text:span> – Standup Status Report <text:span text:style-name="T16">2</text:span></text:p>
      <text:p text:style-name="P1"/>
      <text:p text:style-name="P2"><text:span text:style-name="T5">Standup Status:</text:span> CS-439 Project-<text:span text:style-name="T10">3 TM Conway’s Game of Life</text:span></text:p>
      <text:p text:style-name="P2"/>
      <text:p text:style-name="P2"><text:span text:style-name="T5">Team:</text:span> MPP = Michael Perez</text:p>
      <text:p text:style-name="P2"/>
      <text:p text:style-name="P2"/>
      <text:p text:style-name="P2"/>
      <text:p text:style-name="P19"><text:span text:style-name="T17">Tasks (WBS):</text:span></text:p>
      <text:p text:style-name="P16"/>
      <text:p text:style-name="P15">#2.8 – Add ability to pause and unpause generation creation</text:p>
      <text:p text:style-name="P15">#2.9 – Add ability to manually step through generations while paused</text:p>
      <text:p text:style-name="P3"/>
      <text:p text:style-name="P4">#3 – <text:span text:style-name="T1">Write complete README.txt file</text:span></text:p>
      <text:p text:style-name="P3"/>
      <text:p text:style-name="P3">#<text:span text:style-name="T2">4</text:span> – Write complexity document</text:p>
      <text:p text:style-name="P3"/>
      <text:p text:style-name="P3"/>
      <text:p text:style-name="P2"/>
      <text:p text:style-name="P7">Michael:</text:p>
      <text:list xml:id="list1488447742" text:style-name="L1">
        <text:list-item>
          <text:p text:style-name="P12"><text:span text:style-name="T5">Completed:</text:span> <text:span text:style-name="T4">#2.1, #2.2, #2.3, #2.4, #2.5, #2.6, #2.7</text:span></text:p>
        </text:list-item>
        <text:list-item>
          <text:p text:style-name="P12"><text:span text:style-name="T5">Plan to complete:</text:span> <text:span text:style-name="T9">#2.8, #2.9</text:span></text:p>
        </text:list-item>
        <text:list-item>
          <text:p text:style-name="P12"><text:span text:style-name="T5">Obstacles:</text:span> <text:span text:style-name="T9">Other class projects</text:span></text:p>
        </text:list-item>
      </text:list>
      <text:p text:style-name="P2"/>
      <text:p text:style-name="P2"/>
      <text:p text:style-name="P2"/>
      <text:p text:style-name="P8">Progress Board</text:p>
      <text:p text:style-name="P7"/>
      <text:p text:style-name="P7"><text:span text:style-name="T3">In-Progress</text:span>:</text:p>
      <text:p text:style-name="P18">#2.8 – Add ability to pause and unpause generation creation</text:p>
      <text:p text:style-name="P18">#2.9 – Add ability to manually step through generations while paused</text:p>
      <text:p text:style-name="P2"/>
      <text:p text:style-name="P7">Done:</text:p>
      <text:p text:style-name="P21"><text:span text:style-name="T12">#1 – Setup (Wk by Michael, </text:span><text:span text:style-name="T13">4/23</text:span><text:span text:style-name="T12">)</text:span></text:p>
      <text:p text:style-name="P22"><text:tab/>#1.1 – Create <text:span text:style-name="T3">t</text:span>ask list</text:p>
      <text:p text:style-name="P23"><text:tab/>#1.2 – Create status report document</text:p>
      <text:p text:style-name="P20"><text:span text:style-name="T12"><text:tab/>#1.</text:span><text:span text:style-name="T14">3</text:span><text:span text:style-name="T12"> – </text:span><text:span text:style-name="T15">Set up base from previous project code</text:span></text:p>
      <text:p text:style-name="P20"><text:span text:style-name="T15"/></text:p>
      <text:p text:style-name="P24">#2 – <text:span text:style-name="T6">Running (Wk by Michael, 4/28)</text:span></text:p>
      <text:p text:style-name="P25"><text:tab/>#2.1 – <text:span text:style-name="T8">Modify 41x20 grid to be 32x17</text:span></text:p>
      <text:p text:style-name="P26"><text:tab/>#2.2 – Create second 2D array that shows all TMGOL states, using horizontally TM encoded states</text:p>
      <text:p text:style-name="P26"><text:tab/>#2.3 – Highlight both the location of the TM tape head, as well as the cell showing the TM’s current state</text:p>
      <text:p text:style-name="P14"><text:tab/>#2.4 – Set up birth/death functionality for next generations</text:p>
      <text:p text:style-name="P17"><text:soft-page-break/><text:tab/>#2.5 – Change read_cell function to read all 8 neighbors instead of just two horizontal neighbors</text:p>
      <text:p text:style-name="P17"><text:tab/>#2.6 – Change write_cell function to be based on the GOL 8 neighbor approach</text:p>
      <text:p text:style-name="P17"><text:span text:style-name="T15"><text:tab/>#2.7 – Modify generation writing to happen continuously every tenth of a second</text:span></text:p>
      <text:p text:style-name="P2"/>
      <text:p text:style-name="P7">Issues:</text:p>
      <text:p text:style-name="P6">N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7:45:06.335429817</meta:creation-date>
    <dc:date>2019-04-29T12:11:32.665949129</dc:date>
    <meta:editing-duration>PT1H17M33S</meta:editing-duration>
    <meta:editing-cycles>41</meta:editing-cycles>
    <meta:generator>LibreOffice/6.0.7.3$Linux_X86_64 LibreOffice_project/00m0$Build-3</meta:generator>
    <meta:document-statistic meta:table-count="0" meta:image-count="0" meta:object-count="0" meta:page-count="2" meta:paragraph-count="31" meta:word-count="220" meta:character-count="1375" meta:non-whitespace-character-count="1160"/>
  </office:meta>
</office:document-meta>
</file>